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20000009954574912.jpg"/>
  <manifest:file-entry manifest:media-type="image/png" manifest:full-path="Pictures/10000201000000F9000000C9A51B6CE3.png"/>
  <manifest:file-entry manifest:media-type="" manifest:full-path="Pictures/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3cm" fo:min-width="0cm"/>
    </style:style>
    <style:style style:name="gr9" style:family="graphic" style:parent-style-name="standard">
      <style:graphic-properties draw:marker-end="Circle" draw:marker-end-width="0.3cm" draw:textarea-horizontal-align="center" draw:textarea-vertical-align="middle"/>
    </style:style>
    <style:style style:name="gr10" style:family="graphic" style:parent-style-name="standard">
      <style:graphic-properties draw:marker-start="" draw:marker-end="Circle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6pt" style:font-size-asian="6pt" style:font-size-complex="6pt"/>
    </style:style>
    <style:style style:name="P4" style:family="paragraph">
      <style:paragraph-properties fo:margin-left="0cm" fo:margin-right="0cm" fo:text-align="center" fo:text-indent="0cm"/>
      <style:text-properties fo:color="#00ae00" fo:font-size="6pt" style:font-size-asian="6pt" style:font-size-complex="6pt"/>
    </style:style>
    <style:style style:name="P5" style:family="paragraph">
      <style:paragraph-properties fo:margin-left="0cm" fo:margin-right="0cm" fo:text-align="center" fo:text-indent="0cm"/>
      <style:text-properties fo:color="#ff0000"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00ae00" fo:font-size="6pt" style:font-size-asian="6pt" style:font-size-complex="6pt"/>
    </style:style>
    <style:style style:name="T3" style:family="text">
      <style:text-properties style:use-window-font-color="true" fo:font-size="6pt" style:font-size-asian="6pt" style:font-size-complex="6pt"/>
    </style:style>
    <style:style style:name="T4" style:family="text">
      <style:text-properties fo:color="#ff0000" fo:font-size="6pt" style:font-size-asian="6pt" style:font-size-complex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6.925cm" svg:height="1.294cm" svg:x="27.56cm" svg:y="1.021cm">
          <draw:image xlink:href="Pictures/10000000000003320000009954574912.jpg" xlink:type="simple" xlink:show="embed" xlink:actuate="onLoad">
            <text:p/>
          </draw:image>
        </draw:frame>
        <draw:frame draw:style-name="gr2" draw:layer="layout" svg:width="11.721cm" svg:height="2.289cm" svg:x="22.838cm" svg:y="2.52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1.524cm" svg:height="1.245cm" svg:x="25.722cm" svg:y="1.046cm">
          <draw:image xlink:href="Pictures/10000201000000F9000000C9A51B6CE3.png" xlink:type="simple" xlink:show="embed" xlink:actuate="onLoad">
            <text:p/>
          </draw:image>
        </draw:frame>
        <draw:rect draw:style-name="gr3" draw:text-style-name="P1" draw:id="id2" draw:layer="layout" svg:width="0.847cm" svg:height="0.846cm" svg:x="9.466cm" svg:y="3.963cm">
          <text:p/>
        </draw:rect>
        <draw:connector draw:style-name="gr4" draw:text-style-name="P1" draw:layer="layout" draw:type="line" svg:x1="9.89cm" svg:y1="3.116cm" svg:x2="9.889cm" svg:y2="3.963cm" draw:start-shape="id1" draw:start-glue-point="2" draw:end-shape="id2" draw:end-glue-point="0" svg:d="m9890 3116-1 847">
          <text:p/>
        </draw:connector>
        <draw:circle draw:style-name="gr3" draw:text-style-name="P1" draw:id="id3" draw:layer="layout" svg:width="0.846cm" svg:height="0.846cm" svg:x="9.466cm" svg:y="5.657cm">
          <text:p/>
        </draw:circle>
        <draw:connector draw:style-name="gr4" draw:text-style-name="P1" draw:layer="layout" draw:type="line" svg:x1="9.889cm" svg:y1="4.809cm" svg:x2="9.889cm" svg:y2="5.657cm" draw:start-shape="id2" draw:start-glue-point="2" draw:end-shape="id3" draw:end-glue-point="0" svg:d="m9889 4809v848">
          <text:p/>
        </draw:connector>
        <draw:connector draw:style-name="gr4" draw:text-style-name="P1" draw:layer="layout" draw:type="line" svg:x1="7.349cm" svg:y1="13.276cm" svg:x2="6.079cm" svg:y2="16.664cm" draw:start-shape="id4" draw:start-glue-point="2" draw:end-shape="id5" draw:end-glue-point="0" svg:d="m7349 13276-1270 3388">
          <text:p/>
        </draw:connector>
        <draw:g draw:id="id1">
          <draw:circle draw:style-name="gr3" draw:text-style-name="P1" draw:layer="layout" svg:width="0.846cm" svg:height="0.846cm" svg:x="9.467cm" svg:y="2.27cm">
            <text:p/>
          </draw:circle>
          <draw:circle draw:style-name="gr5" draw:text-style-name="P1" draw:layer="layout" svg:width="0.423cm" svg:height="0.424cm" svg:x="9.679cm" svg:y="2.481cm">
            <text:p/>
          </draw:circle>
        </draw:g>
        <draw:connector draw:style-name="gr4" draw:text-style-name="P1" draw:layer="layout" draw:type="line" svg:x1="7.349cm" svg:y1="13.276cm" svg:x2="8.619cm" svg:y2="16.663cm" draw:start-shape="id4" draw:start-glue-point="2" draw:end-shape="id6" svg:d="m7349 13276 1270 3387">
          <text:p/>
        </draw:connector>
        <draw:frame draw:style-name="gr6" draw:text-style-name="P3" draw:layer="layout" svg:width="0.739cm" svg:height="0.489cm" svg:x="8.727cm" svg:y="2.27cm">
          <draw:text-box>
            <text:p text:style-name="P2"><text:span text:style-name="T1">p0</text:span></text:p>
          </draw:text-box>
        </draw:frame>
        <draw:circle draw:style-name="gr3" draw:text-style-name="P1" draw:id="id8" draw:layer="layout" svg:width="0.846cm" svg:height="0.846cm" svg:x="14.546cm" svg:y="7.35cm">
          <text:p/>
        </draw:circle>
        <draw:connector draw:style-name="gr4" draw:text-style-name="P1" draw:layer="layout" svg:x1="9.043cm" svg:y1="17.086cm" svg:x2="14.969cm" svg:y2="8.196cm" draw:start-shape="id7" draw:start-glue-point="1" draw:end-shape="id8" draw:end-glue-point="2" svg:d="m9043 17086h5926v-8890">
          <text:p/>
        </draw:connector>
        <draw:connector draw:style-name="gr4" draw:text-style-name="P1" draw:layer="layout" draw:type="line" svg:x1="14.969cm" svg:y1="7.35cm" svg:x2="14.969cm" svg:y2="6.502cm" draw:start-shape="id8" draw:start-glue-point="0" draw:end-shape="id9" draw:end-glue-point="2" svg:d="m14969 7350v-848">
          <text:p/>
        </draw:connector>
        <draw:connector draw:style-name="gr4" draw:text-style-name="P1" draw:layer="layout" draw:type="line" svg:x1="14.546cm" svg:y1="6.079cm" svg:x2="10.312cm" svg:y2="6.08cm" draw:start-shape="id9" draw:start-glue-point="3" draw:end-shape="id3" draw:end-glue-point="1" svg:d="m14546 6079-4234 1">
          <text:p/>
        </draw:connector>
        <draw:circle draw:style-name="gr3" draw:text-style-name="P1" draw:id="id11" draw:layer="layout" svg:width="0.846cm" svg:height="0.846cm" svg:x="3.117cm" svg:y="7.35cm">
          <text:p/>
        </draw:circle>
        <draw:connector draw:style-name="gr4" draw:text-style-name="P1" draw:layer="layout" svg:x1="5.656cm" svg:y1="17.086cm" svg:x2="3.54cm" svg:y2="8.196cm" draw:start-shape="id10" draw:start-glue-point="3" draw:end-shape="id11" draw:end-glue-point="2" svg:d="m5656 17086h-2116v-8890">
          <text:p/>
        </draw:connector>
        <draw:connector draw:style-name="gr4" draw:text-style-name="P1" draw:layer="layout" draw:type="line" svg:x1="3.963cm" svg:y1="6.08cm" svg:x2="9.466cm" svg:y2="6.08cm" draw:start-shape="id12" draw:start-glue-point="1" draw:end-shape="id3" draw:end-glue-point="3" svg:d="m3963 6080h5503">
          <text:p/>
        </draw:connector>
        <draw:connector draw:style-name="gr4" draw:text-style-name="P1" draw:layer="layout" draw:type="line" svg:x1="3.54cm" svg:y1="7.35cm" svg:x2="3.539cm" svg:y2="6.503cm" draw:start-shape="id11" draw:start-glue-point="0" draw:end-shape="id12" draw:end-glue-point="2" svg:d="m3540 7350-1-847">
          <text:p/>
        </draw:connector>
        <draw:circle draw:style-name="gr3" draw:text-style-name="P1" draw:id="id15" draw:layer="layout" svg:width="0.846cm" svg:height="0.846cm" svg:x="6.927cm" svg:y="9.043cm">
          <text:p/>
        </draw:circle>
        <draw:circle draw:style-name="gr3" draw:text-style-name="P1" draw:id="id13" draw:layer="layout" svg:width="0.846cm" svg:height="0.846cm" svg:x="12.007cm" svg:y="9.043cm">
          <text:p/>
        </draw:circle>
        <draw:connector draw:style-name="gr4" draw:text-style-name="P1" draw:layer="layout" draw:type="line" svg:x1="12.429cm" svg:y1="8.196cm" svg:x2="12.43cm" svg:y2="9.043cm" draw:end-shape="id13" draw:end-glue-point="0" svg:d="m12429 8196 1 847">
          <text:p/>
        </draw:connector>
        <draw:connector draw:style-name="gr4" draw:text-style-name="P1" draw:layer="layout" draw:type="line" svg:x1="9.889cm" svg:y1="6.503cm" svg:x2="12.429cm" svg:y2="7.349cm" draw:start-shape="id3" draw:start-glue-point="2" svg:d="m9889 6503 2540 846">
          <text:p/>
        </draw:connector>
        <draw:connector draw:style-name="gr4" draw:text-style-name="P1" draw:layer="layout" draw:type="line" svg:x1="9.889cm" svg:y1="6.503cm" svg:x2="7.349cm" svg:y2="7.35cm" draw:start-shape="id3" draw:start-glue-point="2" draw:end-shape="id14" draw:end-glue-point="0" svg:d="m9889 6503-2540 847">
          <text:p/>
        </draw:connector>
        <draw:connector draw:style-name="gr4" draw:text-style-name="P1" draw:layer="layout" draw:type="line" svg:x1="7.349cm" svg:y1="8.196cm" svg:x2="7.35cm" svg:y2="9.043cm" draw:start-shape="id14" draw:start-glue-point="2" draw:end-shape="id15" draw:end-glue-point="0" svg:d="m7349 8196 1 847">
          <text:p/>
        </draw:connector>
        <draw:rect draw:style-name="gr7" draw:text-style-name="P1" draw:layer="layout" svg:width="6.773cm" svg:height="1.694cm" draw:transform="rotate (3.1415926535892) translate (13.276cm 8.62cm)">
          <text:p/>
        </draw:rect>
        <draw:frame draw:style-name="gr6" draw:text-style-name="P3" draw:layer="layout" svg:width="0.739cm" svg:height="0.489cm" svg:x="6.08cm" svg:y="9.043cm">
          <draw:text-box>
            <text:p text:style-name="P2"><text:span text:style-name="T1">p2</text:span></text:p>
          </draw:text-box>
        </draw:frame>
        <draw:frame draw:style-name="gr6" draw:text-style-name="P3" draw:layer="layout" svg:width="0.739cm" svg:height="0.489cm" svg:x="11.267cm" svg:y="8.977cm">
          <draw:text-box>
            <text:p text:style-name="P2"><text:span text:style-name="T1">p3</text:span></text:p>
          </draw:text-box>
        </draw:frame>
        <draw:frame draw:style-name="gr6" draw:text-style-name="P3" draw:layer="layout" svg:width="0.739cm" svg:height="0.489cm" svg:x="2.377cm" svg:y="7.284cm">
          <draw:text-box>
            <text:p text:style-name="P2"><text:span text:style-name="T1">p7</text:span></text:p>
          </draw:text-box>
        </draw:frame>
        <draw:frame draw:style-name="gr6" draw:text-style-name="P3" draw:layer="layout" svg:width="0.739cm" svg:height="0.489cm" svg:x="15.501cm" svg:y="7.284cm">
          <draw:text-box>
            <text:p text:style-name="P2"><text:span text:style-name="T1">p8</text:span></text:p>
          </draw:text-box>
        </draw:frame>
        <draw:frame draw:style-name="gr6" draw:text-style-name="P3" draw:layer="layout" svg:width="0.739cm" svg:height="0.489cm" svg:x="9.043cm" svg:y="5.233cm">
          <draw:text-box>
            <text:p text:style-name="P2"><text:span text:style-name="T1">p1</text:span></text:p>
          </draw:text-box>
        </draw:frame>
        <draw:frame draw:style-name="gr8" draw:text-style-name="P4" draw:layer="layout" svg:width="1.082cm" svg:height="0.965cm" svg:x="8.384cm" svg:y="3.845cm">
          <draw:text-box>
            <text:p text:style-name="P2"><text:span text:style-name="T2">ts1/t1:</text:span></text:p>
            <text:p text:style-name="P2"><text:span text:style-name="T2">start</text:span></text:p>
            <text:p text:style-name="P2"><text:span text:style-name="T3">init</text:span></text:p>
          </draw:text-box>
        </draw:frame>
        <draw:frame draw:style-name="gr8" draw:text-style-name="P4" draw:layer="layout" svg:width="1.082cm" svg:height="0.727cm" svg:x="5.844cm" svg:y="7.469cm">
          <draw:text-box>
            <text:p text:style-name="P2"><text:span text:style-name="T2">ts2/t2:</text:span></text:p>
            <text:p text:style-name="P2"><text:span text:style-name="T2">next</text:span></text:p>
          </draw:text-box>
        </draw:frame>
        <draw:frame draw:style-name="gr8" draw:text-style-name="P4" draw:layer="layout" svg:width="1.082cm" svg:height="0.727cm" svg:x="10.924cm" svg:y="7.469cm">
          <draw:text-box>
            <text:p text:style-name="P2"><text:span text:style-name="T2">ts2/t3:</text:span></text:p>
            <text:p text:style-name="P2"><text:span text:style-name="T2">end</text:span></text:p>
          </draw:text-box>
        </draw:frame>
        <draw:frame draw:style-name="gr6" draw:text-style-name="P5" draw:layer="layout" svg:width="1.759cm" svg:height="0.489cm" svg:x="6.014cm" svg:y="6.503cm">
          <draw:text-box>
            <text:p text:style-name="P2"><text:span text:style-name="T4">Auto, t=1 seg</text:span></text:p>
          </draw:text-box>
        </draw:frame>
        <draw:frame draw:style-name="gr8" draw:text-style-name="P4" draw:layer="layout" svg:width="1.306cm" svg:height="0.965cm" svg:x="3.927cm" svg:y="17.086cm">
          <draw:text-box>
            <text:p text:style-name="P2"><text:span text:style-name="T2">ts4/t7:</text:span></text:p>
            <text:p text:style-name="P2"><text:span text:style-name="T2">choose1</text:span></text:p>
            <text:p text:style-name="P2"><text:span text:style-name="T4">t=1seg</text:span></text:p>
          </draw:text-box>
        </draw:frame>
        <draw:frame draw:style-name="gr8" draw:text-style-name="P4" draw:layer="layout" svg:width="1.306cm" svg:height="0.965cm" svg:x="9.466cm" svg:y="17.086cm">
          <draw:text-box>
            <text:p text:style-name="P2"><text:span text:style-name="T2">ts5/t8:</text:span></text:p>
            <text:p text:style-name="P2"><text:span text:style-name="T2">choose2</text:span></text:p>
            <text:p text:style-name="P2"><text:span text:style-name="T4">t=1seg</text:span></text:p>
          </draw:text-box>
        </draw:frame>
        <draw:frame draw:style-name="gr8" draw:text-style-name="P4" draw:layer="layout" svg:width="1.205cm" svg:height="0.965cm" svg:x="1.911cm" svg:y="5.538cm">
          <draw:text-box>
            <text:p text:style-name="P2"><text:span text:style-name="T2">ts6/t9:</text:span></text:p>
            <text:p text:style-name="P2"><text:span text:style-name="T2">check1</text:span></text:p>
            <text:p text:style-name="P2"><text:span text:style-name="T4">t=1 seg</text:span></text:p>
          </draw:text-box>
        </draw:frame>
        <draw:frame draw:style-name="gr8" draw:text-style-name="P4" draw:layer="layout" svg:width="1.205cm" svg:height="0.965cm" svg:x="15.393cm" svg:y="5.656cm">
          <draw:text-box>
            <text:p text:style-name="P2"><text:span text:style-name="T2">ts7/t10:</text:span></text:p>
            <text:p text:style-name="P2"><text:span text:style-name="T2">check2</text:span></text:p>
            <text:p text:style-name="P2"><text:span text:style-name="T4">t=1 seg</text:span></text:p>
          </draw:text-box>
        </draw:frame>
        <draw:rect draw:style-name="gr7" draw:text-style-name="P1" draw:layer="layout" svg:width="6.773cm" svg:height="1.694cm" draw:transform="rotate (3.1415926535892) translate (10.736cm 12.006cm)">
          <text:p/>
        </draw:rect>
        <draw:rect draw:style-name="gr7" draw:text-style-name="P1" draw:layer="layout" svg:width="1.694cm" svg:height="1.694cm" draw:transform="rotate (3.1415926535892) translate (9.467cm 17.933cm)">
          <text:p/>
        </draw:rect>
        <draw:circle draw:style-name="gr3" draw:text-style-name="P1" draw:id="id17" draw:layer="layout" svg:width="0.846cm" svg:height="0.846cm" svg:x="4.387cm" svg:y="12.43cm">
          <text:p/>
        </draw:circle>
        <draw:circle draw:style-name="gr3" draw:text-style-name="P1" draw:id="id4" draw:layer="layout" svg:width="0.846cm" svg:height="0.846cm" svg:x="6.926cm" svg:y="12.43cm">
          <text:p/>
        </draw:circle>
        <draw:circle draw:style-name="gr3" draw:text-style-name="P1" draw:id="id16" draw:layer="layout" svg:width="0.846cm" svg:height="0.846cm" svg:x="9.466cm" svg:y="12.43cm">
          <text:p/>
        </draw:circle>
        <draw:connector draw:style-name="gr4" draw:text-style-name="P1" draw:layer="layout" draw:type="line" svg:x1="9.889cm" svg:y1="13.276cm" svg:x2="8.619cm" svg:y2="16.663cm" draw:start-shape="id16" draw:start-glue-point="2" draw:end-shape="id6" draw:end-glue-point="0" svg:d="m9889 13276-1270 3387">
          <text:p/>
        </draw:connector>
        <draw:connector draw:style-name="gr4" draw:text-style-name="P1" draw:layer="layout" draw:type="line" svg:x1="4.81cm" svg:y1="13.276cm" svg:x2="6.079cm" svg:y2="16.664cm" draw:start-shape="id17" draw:start-glue-point="2" draw:end-shape="id5" draw:end-glue-point="0" svg:d="m4810 13276 1269 3388">
          <text:p/>
        </draw:connector>
        <draw:connector draw:style-name="gr4" draw:text-style-name="P1" draw:layer="layout" draw:type="line" svg:x1="9.889cm" svg:y1="11.582cm" svg:x2="9.889cm" svg:y2="12.43cm" draw:start-shape="id18" draw:start-glue-point="2" draw:end-shape="id16" draw:end-glue-point="0" svg:d="m9889 11582v848">
          <text:p/>
        </draw:connector>
        <draw:connector draw:style-name="gr4" draw:text-style-name="P1" draw:layer="layout" draw:type="line" svg:x1="7.349cm" svg:y1="11.582cm" svg:x2="9.889cm" svg:y2="12.43cm" draw:start-shape="id19" draw:start-glue-point="2" draw:end-shape="id16" draw:end-glue-point="0" svg:d="m7349 11582 2540 848">
          <text:p/>
        </draw:connector>
        <draw:connector draw:style-name="gr4" draw:text-style-name="P1" draw:layer="layout" draw:type="line" svg:x1="7.349cm" svg:y1="11.582cm" svg:x2="4.81cm" svg:y2="12.43cm" draw:start-shape="id19" draw:start-glue-point="2" draw:end-shape="id17" draw:end-glue-point="0" svg:d="m7349 11582-2539 848">
          <text:p/>
        </draw:connector>
        <draw:connector draw:style-name="gr4" draw:text-style-name="P1" draw:layer="layout" draw:type="line" svg:x1="7.349cm" svg:y1="11.582cm" svg:x2="7.349cm" svg:y2="12.43cm" draw:start-shape="id19" draw:start-glue-point="2" draw:end-shape="id4" draw:end-glue-point="0" svg:d="m7349 11582v848">
          <text:p/>
        </draw:connector>
        <draw:connector draw:style-name="gr4" draw:text-style-name="P1" draw:layer="layout" draw:type="line" svg:x1="4.809cm" svg:y1="11.582cm" svg:x2="4.81cm" svg:y2="12.43cm" draw:start-shape="id20" draw:start-glue-point="2" draw:end-shape="id17" draw:end-glue-point="0" svg:d="m4809 11582 1 848">
          <text:p/>
        </draw:connector>
        <draw:connector draw:style-name="gr4" draw:text-style-name="P1" draw:layer="layout" draw:type="line" svg:x1="4.809cm" svg:y1="11.582cm" svg:x2="7.349cm" svg:y2="12.43cm" draw:start-shape="id20" draw:start-glue-point="2" draw:end-shape="id4" svg:d="m4809 11582 2540 848">
          <text:p/>
        </draw:connector>
        <draw:connector draw:style-name="gr4" draw:text-style-name="P1" draw:layer="layout" draw:type="line" svg:x1="9.889cm" svg:y1="11.582cm" svg:x2="7.349cm" svg:y2="12.43cm" draw:start-shape="id18" draw:start-glue-point="2" draw:end-shape="id4" svg:d="m9889 11582-2540 848">
          <text:p/>
        </draw:connector>
        <draw:connector draw:style-name="gr4" draw:text-style-name="P1" draw:layer="layout" draw:type="line" svg:x1="7.35cm" svg:y1="9.889cm" svg:x2="4.809cm" svg:y2="10.736cm" draw:start-shape="id15" draw:start-glue-point="2" draw:end-shape="id20" draw:end-glue-point="0" svg:d="m7350 9889-2541 847">
          <text:p/>
        </draw:connector>
        <draw:connector draw:style-name="gr4" draw:text-style-name="P1" draw:layer="layout" draw:type="line" svg:x1="7.35cm" svg:y1="9.889cm" svg:x2="7.349cm" svg:y2="10.736cm" draw:start-shape="id15" draw:start-glue-point="2" draw:end-shape="id19" draw:end-glue-point="0" svg:d="m7350 9889-1 847">
          <text:p/>
        </draw:connector>
        <draw:connector draw:style-name="gr4" draw:text-style-name="P1" draw:layer="layout" draw:type="line" svg:x1="7.35cm" svg:y1="9.889cm" svg:x2="9.889cm" svg:y2="10.736cm" draw:start-shape="id15" draw:start-glue-point="2" draw:end-shape="id18" draw:end-glue-point="0" svg:d="m7350 9889 2539 847">
          <text:p/>
        </draw:connector>
        <draw:frame draw:style-name="gr8" draw:text-style-name="P4" draw:layer="layout" svg:width="1.556cm" svg:height="0.965cm" svg:x="10.313cm" svg:y="10.736cm">
          <draw:text-box>
            <text:p text:style-name="P2"><text:span text:style-name="T2">ts3/t4,t5,t6:</text:span></text:p>
            <text:p text:style-name="P2"><text:span text:style-name="T2">loadbal</text:span></text:p>
            <text:p text:style-name="P2"><text:span text:style-name="T4">auto</text:span></text:p>
          </draw:text-box>
        </draw:frame>
        <draw:rect draw:style-name="gr7" draw:text-style-name="P1" draw:layer="layout" svg:width="1.694cm" svg:height="1.694cm" draw:transform="rotate (3.1415926535892) translate (6.926cm 17.934cm)">
          <text:p/>
        </draw:rect>
        <draw:frame draw:style-name="gr6" draw:text-style-name="P3" draw:layer="layout" svg:width="0.739cm" svg:height="0.489cm" svg:x="3.647cm" svg:y="12.364cm">
          <draw:text-box>
            <text:p text:style-name="P2"><text:span text:style-name="T1">p4</text:span></text:p>
          </draw:text-box>
        </draw:frame>
        <draw:frame draw:style-name="gr6" draw:text-style-name="P3" draw:layer="layout" svg:width="0.739cm" svg:height="0.489cm" svg:x="6.187cm" svg:y="12.364cm">
          <draw:text-box>
            <text:p text:style-name="P2"><text:span text:style-name="T1">p5</text:span></text:p>
          </draw:text-box>
        </draw:frame>
        <draw:frame draw:style-name="gr6" draw:text-style-name="P3" draw:layer="layout" svg:width="0.739cm" svg:height="0.489cm" svg:x="8.62cm" svg:y="12.364cm">
          <draw:text-box>
            <text:p text:style-name="P2"><text:span text:style-name="T1">p6</text:span></text:p>
          </draw:text-box>
        </draw:frame>
        <draw:connector draw:style-name="gr4" draw:text-style-name="P1" draw:layer="layout" draw:type="line" svg:x1="12.43cm" svg:y1="9.889cm" svg:x2="12.429cm" svg:y2="10.736cm" draw:start-shape="id13" draw:start-glue-point="2" draw:end-shape="id21" draw:end-glue-point="0" svg:d="m12430 9889-1 847">
          <text:p/>
        </draw:connector>
        <draw:frame draw:style-name="gr8" draw:text-style-name="P4" draw:layer="layout" svg:width="1.205cm" svg:height="0.965cm" svg:x="12.918cm" svg:y="10.736cm">
          <draw:text-box>
            <text:p text:style-name="P2"><text:span text:style-name="T2">ts8/t11:</text:span></text:p>
            <text:p text:style-name="P2"><text:span text:style-name="T2">check1</text:span></text:p>
            <text:p text:style-name="P2"><text:span text:style-name="T4">t=1 seg</text:span></text:p>
          </draw:text-box>
        </draw:frame>
        <draw:circle draw:style-name="gr3" draw:text-style-name="P1" draw:id="id22" draw:layer="layout" svg:width="0.846cm" svg:height="0.846cm" svg:x="12.006cm" svg:y="12.43cm">
          <text:p/>
        </draw:circle>
        <draw:connector draw:style-name="gr4" draw:text-style-name="P1" draw:layer="layout" draw:type="line" svg:x1="12.429cm" svg:y1="11.582cm" svg:x2="12.429cm" svg:y2="12.43cm" draw:start-shape="id21" draw:start-glue-point="2" draw:end-shape="id22" draw:end-glue-point="0" svg:d="m12429 11582v848">
          <text:p/>
        </draw:connector>
        <draw:frame draw:style-name="gr6" draw:text-style-name="P3" draw:layer="layout" svg:width="0.739cm" svg:height="0.489cm" svg:x="11.267cm" svg:y="12.364cm">
          <draw:text-box>
            <text:p text:style-name="P2"><text:span text:style-name="T1">p9</text:span></text:p>
          </draw:text-box>
        </draw:frame>
        <draw:g>
          <draw:rect draw:style-name="gr3" draw:text-style-name="P1" draw:layer="layout" svg:width="0.847cm" svg:height="0.847cm" svg:x="12.006cm" svg:y="7.349cm">
            <text:p/>
          </draw:rect>
          <draw:line draw:style-name="gr3" draw:text-style-name="P1" draw:layer="layout" svg:x1="12.853cm" svg:y1="7.349cm" svg:x2="12.006cm" svg:y2="8.196cm">
            <text:p/>
          </draw:line>
          <draw:line draw:style-name="gr3" draw:text-style-name="P1" draw:layer="layout" svg:x1="12.006cm" svg:y1="7.349cm" svg:x2="12.853cm" svg:y2="8.196cm">
            <text:p/>
          </draw:line>
        </draw:g>
        <draw:g>
          <draw:rect draw:style-name="gr3" draw:text-style-name="P1" draw:id="id9" draw:layer="layout" svg:width="0.847cm" svg:height="0.846cm" svg:x="14.546cm" svg:y="5.656cm">
            <text:p/>
          </draw:rect>
          <draw:line draw:style-name="gr3" draw:text-style-name="P1" draw:layer="layout" svg:x1="15.393cm" svg:y1="5.656cm" svg:x2="14.546cm" svg:y2="6.503cm">
            <text:p/>
          </draw:line>
          <draw:line draw:style-name="gr3" draw:text-style-name="P1" draw:layer="layout" svg:x1="14.546cm" svg:y1="5.656cm" svg:x2="15.393cm" svg:y2="6.503cm">
            <text:p/>
          </draw:line>
        </draw:g>
        <draw:g>
          <draw:rect draw:style-name="gr3" draw:text-style-name="P1" draw:id="id14" draw:layer="layout" svg:width="0.847cm" svg:height="0.846cm" svg:x="6.926cm" svg:y="7.35cm">
            <text:p/>
          </draw:rect>
          <draw:line draw:style-name="gr3" draw:text-style-name="P1" draw:layer="layout" svg:x1="7.773cm" svg:y1="7.35cm" svg:x2="6.926cm" svg:y2="8.197cm">
            <text:p/>
          </draw:line>
          <draw:line draw:style-name="gr3" draw:text-style-name="P1" draw:layer="layout" svg:x1="6.926cm" svg:y1="7.35cm" svg:x2="7.773cm" svg:y2="8.197cm">
            <text:p/>
          </draw:line>
        </draw:g>
        <draw:g>
          <draw:rect draw:style-name="gr3" draw:text-style-name="P1" draw:id="id18" draw:layer="layout" svg:width="0.847cm" svg:height="0.846cm" svg:x="9.466cm" svg:y="10.736cm">
            <text:p/>
          </draw:rect>
          <draw:line draw:style-name="gr3" draw:text-style-name="P1" draw:layer="layout" svg:x1="10.313cm" svg:y1="10.736cm" svg:x2="9.466cm" svg:y2="11.583cm">
            <text:p/>
          </draw:line>
          <draw:line draw:style-name="gr3" draw:text-style-name="P1" draw:layer="layout" svg:x1="9.466cm" svg:y1="10.736cm" svg:x2="10.313cm" svg:y2="11.583cm">
            <text:p/>
          </draw:line>
        </draw:g>
        <draw:g>
          <draw:rect draw:style-name="gr3" draw:text-style-name="P1" draw:id="id19" draw:layer="layout" svg:width="0.847cm" svg:height="0.846cm" svg:x="6.926cm" svg:y="10.736cm">
            <text:p/>
          </draw:rect>
          <draw:line draw:style-name="gr3" draw:text-style-name="P1" draw:layer="layout" svg:x1="7.773cm" svg:y1="10.736cm" svg:x2="6.926cm" svg:y2="11.583cm">
            <text:p/>
          </draw:line>
          <draw:line draw:style-name="gr3" draw:text-style-name="P1" draw:layer="layout" svg:x1="6.926cm" svg:y1="10.736cm" svg:x2="7.773cm" svg:y2="11.583cm">
            <text:p/>
          </draw:line>
        </draw:g>
        <draw:rect draw:style-name="gr3" draw:text-style-name="P1" draw:id="id20" draw:layer="layout" svg:width="0.847cm" svg:height="0.846cm" svg:x="4.386cm" svg:y="10.736cm">
          <text:p/>
        </draw:rect>
        <draw:line draw:style-name="gr3" draw:text-style-name="P1" draw:layer="layout" svg:x1="5.233cm" svg:y1="10.736cm" svg:x2="4.386cm" svg:y2="11.583cm">
          <text:p/>
        </draw:line>
        <draw:line draw:style-name="gr3" draw:text-style-name="P1" draw:layer="layout" svg:x1="4.386cm" svg:y1="10.736cm" svg:x2="5.233cm" svg:y2="11.583cm">
          <text:p/>
        </draw:line>
        <draw:g draw:id="id7">
          <draw:rect draw:style-name="gr3" draw:text-style-name="P1" draw:id="id6" draw:layer="layout" svg:width="0.847cm" svg:height="0.846cm" svg:x="8.196cm" svg:y="16.663cm">
            <text:p/>
          </draw:rect>
          <draw:line draw:style-name="gr3" draw:text-style-name="P1" draw:layer="layout" svg:x1="9.043cm" svg:y1="16.663cm" svg:x2="8.196cm" svg:y2="17.51cm">
            <text:p/>
          </draw:line>
          <draw:line draw:style-name="gr3" draw:text-style-name="P1" draw:layer="layout" svg:x1="8.196cm" svg:y1="16.663cm" svg:x2="9.043cm" svg:y2="17.51cm">
            <text:p/>
          </draw:line>
        </draw:g>
        <draw:g draw:id="id10">
          <draw:rect draw:style-name="gr3" draw:text-style-name="P1" draw:id="id5" draw:layer="layout" svg:width="0.847cm" svg:height="0.846cm" svg:x="5.656cm" svg:y="16.664cm">
            <text:p/>
          </draw:rect>
          <draw:line draw:style-name="gr3" draw:text-style-name="P1" draw:layer="layout" svg:x1="6.503cm" svg:y1="16.663cm" svg:x2="5.656cm" svg:y2="17.51cm">
            <text:p/>
          </draw:line>
          <draw:line draw:style-name="gr3" draw:text-style-name="P1" draw:layer="layout" svg:x1="5.656cm" svg:y1="16.663cm" svg:x2="6.503cm" svg:y2="17.51cm">
            <text:p/>
          </draw:line>
        </draw:g>
        <draw:g>
          <draw:rect draw:style-name="gr3" draw:text-style-name="P1" draw:id="id21" draw:layer="layout" svg:width="0.847cm" svg:height="0.846cm" svg:x="12.006cm" svg:y="10.736cm">
            <text:p/>
          </draw:rect>
          <draw:line draw:style-name="gr3" draw:text-style-name="P1" draw:layer="layout" svg:x1="12.853cm" svg:y1="10.736cm" svg:x2="12.006cm" svg:y2="11.583cm">
            <text:p/>
          </draw:line>
          <draw:line draw:style-name="gr3" draw:text-style-name="P1" draw:layer="layout" svg:x1="12.006cm" svg:y1="10.736cm" svg:x2="12.853cm" svg:y2="11.583cm">
            <text:p/>
          </draw:line>
        </draw:g>
        <draw:g>
          <draw:rect draw:style-name="gr3" draw:text-style-name="P1" draw:id="id12" draw:layer="layout" svg:width="0.847cm" svg:height="0.846cm" svg:x="3.116cm" svg:y="5.657cm">
            <text:p/>
          </draw:rect>
          <draw:line draw:style-name="gr3" draw:text-style-name="P1" draw:layer="layout" svg:x1="3.963cm" svg:y1="5.656cm" svg:x2="3.116cm" svg:y2="6.503cm">
            <text:p/>
          </draw:line>
          <draw:line draw:style-name="gr3" draw:text-style-name="P1" draw:layer="layout" svg:x1="3.116cm" svg:y1="5.656cm" svg:x2="3.963cm" svg:y2="6.503cm">
            <text:p/>
          </draw:line>
        </draw:g>
        <draw:g draw:id="id23">
          <draw:rect draw:style-name="gr3" draw:text-style-name="P1" draw:layer="layout" svg:width="0.847cm" svg:height="0.846cm" svg:x="4.386cm" svg:y="14.871cm">
            <text:p/>
          </draw:rect>
          <draw:line draw:style-name="gr3" draw:text-style-name="P1" draw:layer="layout" svg:x1="5.233cm" svg:y1="14.87cm" svg:x2="4.386cm" svg:y2="15.717cm">
            <text:p/>
          </draw:line>
          <draw:line draw:style-name="gr3" draw:text-style-name="P1" draw:layer="layout" svg:x1="4.386cm" svg:y1="14.87cm" svg:x2="5.233cm" svg:y2="15.717cm">
            <text:p/>
          </draw:line>
        </draw:g>
        <draw:connector draw:style-name="gr4" draw:text-style-name="P1" draw:layer="layout" draw:type="line" svg:x1="4.81cm" svg:y1="13.276cm" svg:x2="4.809cm" svg:y2="14.87cm" draw:start-shape="id17" draw:start-glue-point="2" draw:end-shape="id23" draw:end-glue-point="0" svg:d="m4810 13276-1 1594">
          <text:p/>
        </draw:connector>
        <draw:connector draw:style-name="gr9" draw:text-style-name="P1" draw:layer="layout" draw:type="line" svg:x1="7.349cm" svg:y1="13.276cm" svg:x2="5.233cm" svg:y2="15.293cm" draw:start-shape="id4" draw:start-glue-point="2" draw:end-shape="id23" draw:end-glue-point="1" svg:d="m7349 13276-2116 2017">
          <text:p/>
        </draw:connector>
        <draw:connector draw:style-name="gr10" draw:text-style-name="P1" draw:layer="layout" draw:type="line" svg:x1="9.889cm" svg:y1="13.276cm" svg:x2="5.233cm" svg:y2="15.293cm" draw:start-shape="id16" draw:start-glue-point="2" draw:end-shape="id23" draw:end-glue-point="1" svg:d="m9889 13276-4656 2017">
          <text:p/>
        </draw:connector>
        <draw:g draw:id="id24">
          <draw:rect draw:style-name="gr3" draw:text-style-name="P1" draw:layer="layout" svg:width="0.847cm" svg:height="0.846cm" svg:x="9.466cm" svg:y="14.97cm">
            <text:p/>
          </draw:rect>
          <draw:line draw:style-name="gr3" draw:text-style-name="P1" draw:layer="layout" svg:x1="10.313cm" svg:y1="14.969cm" svg:x2="9.466cm" svg:y2="15.816cm">
            <text:p/>
          </draw:line>
          <draw:line draw:style-name="gr3" draw:text-style-name="P1" draw:layer="layout" svg:x1="9.466cm" svg:y1="14.969cm" svg:x2="10.313cm" svg:y2="15.816cm">
            <text:p/>
          </draw:line>
        </draw:g>
        <draw:connector draw:style-name="gr10" draw:text-style-name="P1" draw:layer="layout" draw:type="line" svg:x1="4.81cm" svg:y1="13.276cm" svg:x2="9.466cm" svg:y2="15.392cm" draw:start-shape="id17" draw:start-glue-point="2" draw:end-shape="id24" draw:end-glue-point="3" svg:d="m4810 13276 4656 2116">
          <text:p/>
        </draw:connector>
        <draw:connector draw:style-name="gr9" draw:text-style-name="P1" draw:layer="layout" draw:type="line" svg:x1="7.349cm" svg:y1="13.276cm" svg:x2="9.466cm" svg:y2="15.392cm" draw:start-shape="id4" draw:start-glue-point="2" draw:end-shape="id24" draw:end-glue-point="3" svg:d="m7349 13276 2117 2116">
          <text:p/>
        </draw:connector>
        <draw:connector draw:style-name="gr4" draw:text-style-name="P1" draw:layer="layout" draw:type="line" svg:x1="9.889cm" svg:y1="13.276cm" svg:x2="9.889cm" svg:y2="14.969cm" draw:start-shape="id16" draw:end-shape="id24" draw:end-glue-point="0" svg:d="m9889 13276v1693">
          <text:p/>
        </draw:connector>
        <draw:frame draw:style-name="gr8" draw:text-style-name="P4" draw:layer="layout" svg:width="1.201cm" svg:height="0.965cm" svg:x="3.185cm" svg:y="14.97cm">
          <draw:text-box>
            <text:p text:style-name="P2"><text:span text:style-name="T2">ts9/t12:</text:span></text:p>
            <text:p text:style-name="P2"><text:span text:style-name="T2">clean1</text:span></text:p>
            <text:p text:style-name="P2"><text:span text:style-name="T4">auto</text:span></text:p>
          </draw:text-box>
        </draw:frame>
        <draw:frame draw:style-name="gr8" draw:text-style-name="P4" draw:layer="layout" svg:width="1.319cm" svg:height="0.965cm" svg:x="10.313cm" svg:y="14.97cm">
          <draw:text-box>
            <text:p text:style-name="P2"><text:span text:style-name="T2">ts10/t13:</text:span></text:p>
            <text:p text:style-name="P2"><text:span text:style-name="T2">clean2</text:span></text:p>
            <text:p text:style-name="P2"><text:span text:style-name="T4">au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VE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7.94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emián Gutierrez</meta:initial-creator>
    <meta:creation-date>2008-03-31T11:29:31</meta:creation-date>
    <dc:creator>Demián Gutierrez</dc:creator>
    <dc:date>2008-07-22T12:46:27</dc:date>
    <meta:editing-cycles>94</meta:editing-cycles>
    <meta:editing-duration>P2DT4H59M15S</meta:editing-duration>
    <meta:user-defined meta:name="Info 1"/>
    <meta:user-defined meta:name="Info 2"/>
    <meta:user-defined meta:name="Info 3"/>
    <meta:user-defined meta:name="Info 4"/>
    <meta:document-statistic meta:object-count="123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ucidasans1" svg:font-family="Lucidasans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48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008in solid #000000" fo:border-left="0.0138in solid #000000" fo:padding="0.0193in" fo:border-right="none" fo:border-top="0.0138in solid #000000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ucidasans1" style:font-size-complex="5.65000009536743pt" style:language-complex="en" style:country-complex="US" style:font-style-complex="italic" style:font-weight-complex="bold" style:text-emphasize="none" style:font-relief="none"/>
    </style:style>
    <style:style style:name="ce2" style:family="table-cell" style:parent-style-name="Default">
      <style:table-cell-properties fo:border-bottom="0.0008in solid #000000" fo:border-left="0.0138in solid #000000" fo:padding="0.0193in" fo:border-right="none" fo:border-top="none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Lucida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138in solid #000000" fo:border-left="0.0138in solid #000000" fo:padding="0.0193in" fo:border-right="none" fo:border-top="none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ucidasans1" style:font-size-complex="5.65000009536743pt" style:language-complex="en" style:country-complex="US" style:font-style-complex="italic" style:font-weight-complex="bold" style:text-emphasize="none" style:font-relief="none"/>
    </style:style>
    <style:style style:name="ce4" style:family="table-cell" style:parent-style-name="Default">
      <style:table-cell-properties fo:border-bottom="0.0008in solid #000000" fo:wrap-option="wrap" fo:border-left="0.0008in solid #000000" fo:padding="0.0193in" fo:border-right="0.0138in solid #000000" fo:border-top="0.0138in solid #000000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ucidasans1" style:font-size-complex="5.55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08in solid #000000" fo:border-left="0.0008in solid #000000" fo:padding="0.0193in" fo:border-right="0.0138in solid #000000" fo:border-top="none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ucidasans1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 style:data-style-name="N37">
      <style:table-cell-properties fo:border-bottom="0.0138in solid #000000" fo:border-left="0.0008in solid #000000" fo:padding="0.0193in" fo:border-right="none" fo:border-top="none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ucidasans1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padding="0.0193in"/>
    </style:style>
    <style:style style:name="ce8" style:family="table-cell" style:parent-style-name="Default">
      <style:table-cell-properties fo:border-bottom="0.0138in solid #000000" fo:border-left="0.0008in solid #000000" fo:padding="0.0193in" fo:border-right="none" fo:border-top="none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Lucida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138in solid #000000" fo:border-left="0.0008in solid #000000" fo:padding="0.0193in" fo:border-right="none" fo:border-top="none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ucidasans1" style:font-size-complex="5.65000009536743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138in solid #000000" fo:border-left="0.0008in solid #000000" fo:padding="0.0193in" fo:border-right="0.0138in solid #000000" fo:border-top="none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ucidasans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2" table:number-columns-repeated="4" table:default-cell-style-name="ce7"/>
        <table:table-row table:style-name="ro1">
          <table:table-cell table:style-name="ce1" office:value-type="string">
            <text:p>Proyecto:</text:p>
          </table:table-cell>
          <table:table-cell table:style-name="ce4" office:value-type="string" table:number-columns-spanned="5" table:number-rows-spanned="1">
            <text:p>NOMBRE DEL PROYECTO</text:p>
          </table:table-cell>
          <table:covered-table-cell table:number-columns-repeated="4"/>
        </table:table-row>
        <table:table-row table:style-name="ro2">
          <table:table-cell office:value-type="string">
            <text:p>Cliente:</text:p>
          </table:table-cell>
          <table:table-cell office:value-type="string" table:number-columns-spanned="5" table:number-rows-spanned="1">
            <text:p>NOMBRE DEL CLIENTE</text:p>
          </table:table-cell>
          <table:covered-table-cell table:number-columns-repeated="4"/>
        </table:table-row>
        <table:table-row table:style-name="ro2">
          <table:table-cell office:value-type="string">
            <text:p>Descripción:</text:p>
          </table:table-cell>
          <table:table-cell office:value-type="string" table:number-columns-spanned="5" table:number-rows-spanned="1">
            <text:p>DESCRIPCIÓN DEL DIAGRAMA</text:p>
          </table:table-cell>
          <table:covered-table-cell table:number-columns-repeated="4"/>
        </table:table-row>
        <table:table-row table:style-name="ro2">
          <table:table-cell table:style-name="ce3" office:value-type="string">
            <text:p>Fecha:</text:p>
          </table:table-cell>
          <table:table-cell table:style-name="ce6" office:value-type="string">
            <text:p>31/03/2008</text:p>
          </table:table-cell>
          <table:table-cell table:style-name="ce8" office:value-type="string">
            <text:p>Versión:</text:p>
          </table:table-cell>
          <table:table-cell table:style-name="ce9" office:value-type="string">
            <text:p>N/A</text:p>
          </table:table-cell>
          <table:table-cell table:style-name="ce8" office:value-type="string">
            <text:p>Nº Control:</text:p>
          </table:table-cell>
          <table:table-cell table:style-name="ce10" office:value-type="string">
            <text:p>N/A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ucidasans1" svg:font-family="Lucidasans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VE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8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18P0"/>
    </number:currency-style>
    <number:currency-style style:name="N11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1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0">05/20/2008</text:date>, <text:time>12:2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